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96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626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5.368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3.242cm"/>
    </style:style>
    <style:style style:name="co13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5.2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7" style:family="table-cell" style:parent-style-name="Default">
      <style:table-cell-properties fo:padding="0.071cm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36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fcfcf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вижение товаров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 table:visibility="filter">
          <table:table-cell table:style-name="ce7" office:value-type="float" office:value="673" calcext:value-type="float">
            <text:p>673</text:p>
          </table:table-cell>
          <table:table-cell table:style-name="ce10" office:value-type="date" office:date-value="2021-06-02" calcext:value-type="date">
            <text:p>02.06.2021</text:p>
          </table:table-cell>
          <table:table-cell table:style-name="ce7" office:value-type="string" calcext:value-type="string">
            <text:p>M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Поступление</text:p>
          </table:table-cell>
          <table:table-cell table:style-name="ce7"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6" calcext:value-type="float">
            <text:p>13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0" calcext:value-type="float">
            <text:p>18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4" calcext:value-type="float">
            <text:p>18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0" calcext:value-type="float">
            <text:p>20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4" calcext:value-type="float">
            <text:p>20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4" calcext:value-type="float">
            <text:p>21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4" calcext:value-type="float">
            <text:p>22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8" calcext:value-type="float">
            <text:p>22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2" calcext:value-type="float">
            <text:p>20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6" calcext:value-type="float">
            <text:p>20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6" calcext:value-type="float">
            <text:p>21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6" calcext:value-type="float">
            <text:p>22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0" calcext:value-type="float">
            <text:p>22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4" calcext:value-type="float">
            <text:p>20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8" calcext:value-type="float">
            <text:p>20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8" calcext:value-type="float">
            <text:p>21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8" calcext:value-type="float">
            <text:p>22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2" calcext:value-type="float">
            <text:p>22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6" calcext:value-type="float">
            <text:p>20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0" calcext:value-type="float">
            <text:p>20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4" calcext:value-type="float">
            <text:p>20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0" calcext:value-type="float">
            <text:p>21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0" calcext:value-type="float">
            <text:p>22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4" calcext:value-type="float">
            <text:p>22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8" calcext:value-type="float">
            <text:p>20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2" calcext:value-type="float">
            <text:p>20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2" calcext:value-type="float">
            <text:p>21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2" calcext:value-type="float">
            <text:p>22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6" calcext:value-type="float">
            <text:p>22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4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4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2" calcext:value-type="float">
            <text:p>18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6" calcext:value-type="float">
            <text:p>18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0" calcext:value-type="float">
            <text:p>13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4" calcext:value-type="float">
            <text:p>13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4" calcext:value-type="float">
            <text:p>16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4" calcext:value-type="float">
            <text:p>18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8" calcext:value-type="float">
            <text:p>18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0" calcext:value-type="float">
            <text:p>20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4" calcext:value-type="float">
            <text:p>20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7" calcext:value-type="float">
            <text:p>20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8" calcext:value-type="float">
            <text:p>20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9" calcext:value-type="float">
            <text:p>21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0" calcext:value-type="float">
            <text:p>21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4" calcext:value-type="float">
            <text:p>21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5" calcext:value-type="float">
            <text:p>21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6" calcext:value-type="float">
            <text:p>21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4" calcext:value-type="float">
            <text:p>22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8" calcext:value-type="float">
            <text:p>22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9" calcext:value-type="float">
            <text:p>22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0" calcext:value-type="float">
            <text:p>22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4" calcext:value-type="float">
            <text:p>133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8" calcext:value-type="float">
            <text:p>133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2" calcext:value-type="float">
            <text:p>20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6" calcext:value-type="float">
            <text:p>20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6" calcext:value-type="float">
            <text:p>21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7" calcext:value-type="float">
            <text:p>21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6" calcext:value-type="float">
            <text:p>22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0" calcext:value-type="float">
            <text:p>22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2" calcext:value-type="float">
            <text:p>12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4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4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IF([.F869]=&quot;Продажа&quot;;-1*[.E869];[.E869])" office:value-type="float" office:value="180" calcext:value-type="float">
            <text:p>18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463" calcext:value-type="float">
            <text:p>463</text:p>
          </table:table-cell>
          <table:table-cell office:value-type="float" office:value="665" calcext:value-type="float">
            <text:p>665</text:p>
          </table:table-cell>
          <table:table-cell table:number-columns-repeated="1012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IF([.F870]=&quot;Продажа&quot;;-1*[.E870];[.E870])" office:value-type="float" office:value="-64" calcext:value-type="float">
            <text:p>-64</text:p>
          </table:table-cell>
          <table:table-cell table:number-columns-repeated="1016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IF([.F875]=&quot;Продажа&quot;;-1*[.E875];[.E875])"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IF([.F876]=&quot;Продажа&quot;;-1*[.E876];[.E876])" office:value-type="float" office:value="-67" calcext:value-type="float">
            <text:p>-67</text:p>
          </table:table-cell>
          <table:table-cell table:number-columns-repeated="1016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IF([.F883]=&quot;Продажа&quot;;-1*[.E883];[.E883])" office:value-type="float" office:value="180" calcext:value-type="float">
            <text:p>180</text:p>
          </table:table-cell>
          <table:table-cell table:number-columns-repeated="3"/>
          <table:table-cell table:style-name="ce4" office:value-type="string" calcext:value-type="string">
            <text:p>ответ:</text:p>
          </table:table-cell>
          <table:table-cell table:style-name="ce4" table:number-columns-repeated="2"/>
          <table:table-cell table:number-columns-repeated="1010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IF([.F884]=&quot;Продажа&quot;;-1*[.E884];[.E884])" office:value-type="float" office:value="-78" calcext:value-type="float">
            <text:p>-78</text:p>
          </table:table-cell>
          <table:table-cell table:number-columns-repeated="3"/>
          <table:table-cell table:style-name="ce4"/>
          <table:table-cell table:style-name="ce4" table:formula="of:=[$Товар.A24]" office:value-type="float" office:value="23" calcext:value-type="float">
            <text:p>23</text:p>
          </table:table-cell>
          <table:table-cell table:style-name="ce4"/>
          <table:table-cell table:number-columns-repeated="1010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float" office:value="1291" calcext:value-type="float">
            <text:p>12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formula="of:=IF([.F895]=&quot;Продажа&quot;;-1*[.E895];[.E895])" office:value-type="float" office:value="170" calcext:value-type="float">
            <text:p>170</text:p>
          </table:table-cell>
          <table:table-cell table:number-columns-repeated="3"/>
          <table:table-cell table:style-name="ce4" table:number-columns-repeated="3"/>
          <table:table-cell table:number-columns-repeated="1010"/>
        </table:table-row>
        <table:table-row table:style-name="ro2">
          <table:table-cell office:value-type="float" office:value="1292" calcext:value-type="float">
            <text:p>12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IF([.F896]=&quot;Продажа&quot;;-1*[.E896];[.E896])" office:value-type="float" office:value="-72" calcext:value-type="float">
            <text:p>-72</text:p>
          </table:table-cell>
          <table:table-cell table:number-columns-repeated="1016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IF([.F901]=&quot;Продажа&quot;;-1*[.E901];[.E901])" office:value-type="float" office:value="170" calcext:value-type="float">
            <text:p>170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IF([.F902]=&quot;Продажа&quot;;-1*[.E902];[.E902])" office:value-type="float" office:value="-57" calcext:value-type="float">
            <text:p>-57</text:p>
          </table:table-cell>
          <table:table-cell table:number-columns-repeated="1016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IF([.F907]=&quot;Продажа&quot;;-1*[.E907];[.E907])"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IF([.F908]=&quot;Продажа&quot;;-1*[.E908];[.E908])" office:value-type="float" office:value="-51" calcext:value-type="float">
            <text:p>-51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IF([.F915]=&quot;Продажа&quot;;-1*[.E915];[.E915])"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IF([.F916]=&quot;Продажа&quot;;-1*[.E916];[.E916])" office:value-type="float" office:value="-71" calcext:value-type="float">
            <text:p>-71</text:p>
          </table:table-cell>
          <table:table-cell table:number-columns-repeated="1016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float" office:value="1293" calcext:value-type="float">
            <text:p>12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formula="of:=IF([.F927]=&quot;Продажа&quot;;-1*[.E927];[.E927])"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office:value-type="float" office:value="1294" calcext:value-type="float">
            <text:p>12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IF([.F928]=&quot;Продажа&quot;;-1*[.E928];[.E928])" office:value-type="float" office:value="-68" calcext:value-type="float">
            <text:p>-68</text:p>
          </table:table-cell>
          <table:table-cell table:number-columns-repeated="1016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IF([.F933]=&quot;Продажа&quot;;-1*[.E933];[.E933])" office:value-type="float" office:value="180" calcext:value-type="float">
            <text:p>180</text:p>
          </table:table-cell>
          <table:table-cell table:number-columns-repeated="1016"/>
        </table:table-row>
        <table:table-row table:style-name="ro4">
          <table:table-cell office:value-type="float" office:value="932" calcext:value-type="float">
            <text:p>9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IF([.F934]=&quot;Продажа&quot;;-1*[.E934];[.E934])" office:value-type="float" office:value="-14" calcext:value-type="float">
            <text:p>-14</text:p>
          </table:table-cell>
          <table:table-cell table:number-columns-repeated="1016"/>
        </table:table-row>
        <table:table-row table:style-name="ro4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IF([.F939]=&quot;Продажа&quot;;-1*[.E939];[.E939])"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IF([.F940]=&quot;Продажа&quot;;-1*[.E940];[.E940])" office:value-type="float" office:value="-12" calcext:value-type="float">
            <text:p>-12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IF([.F947]=&quot;Продажа&quot;;-1*[.E947];[.E947])"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IF([.F948]=&quot;Продажа&quot;;-1*[.E948];[.E948])" office:value-type="float" office:value="-15" calcext:value-type="float">
            <text:p>-15</text:p>
          </table:table-cell>
          <table:table-cell table:number-columns-repeated="1016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295" calcext:value-type="float">
            <text:p>12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formula="of:=IF([.F959]=&quot;Продажа&quot;;-1*[.E959];[.E959])"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office:value-type="float" office:value="1296" calcext:value-type="float">
            <text:p>12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IF([.F960]=&quot;Продажа&quot;;-1*[.E960];[.E960])" office:value-type="float" office:value="-14" calcext:value-type="float">
            <text:p>-14</text:p>
          </table:table-cell>
          <table:table-cell table:number-columns-repeated="1016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5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5" table:visibility="filter">
          <table:table-cell office:value-type="float" office:value="64" calcext:value-type="float">
            <text:p>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6" calcext:value-type="float">
            <text:p>13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6" calcext:value-type="float">
            <text:p>18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0" calcext:value-type="float">
            <text:p>18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4" calcext:value-type="float">
            <text:p>13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8" calcext:value-type="float">
            <text:p>18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2" calcext:value-type="float">
            <text:p>18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4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4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6" calcext:value-type="float">
            <text:p>13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0" calcext:value-type="float">
            <text:p>18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4" calcext:value-type="float">
            <text:p>18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8" calcext:value-type="float">
            <text:p>12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2" calcext:value-type="float">
            <text:p>12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6" calcext:value-type="float">
            <text:p>11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8" calcext:value-type="float">
            <text:p>10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2" calcext:value-type="float">
            <text:p>18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6" calcext:value-type="float">
            <text:p>18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4" calcext:value-type="float">
            <text:p>18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8" calcext:value-type="float">
            <text:p>18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2" calcext:value-type="float">
            <text:p>13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6" calcext:value-type="float">
            <text:p>14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6" calcext:value-type="float">
            <text:p>18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0" calcext:value-type="float">
            <text:p>18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8" calcext:value-type="float">
            <text:p>18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2" calcext:value-type="float">
            <text:p>18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0" calcext:value-type="float">
            <text:p>14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0" calcext:value-type="float">
            <text:p>18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4" calcext:value-type="float">
            <text:p>18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2" calcext:value-type="float">
            <text:p>14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2" calcext:value-type="float">
            <text:p>18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6" calcext:value-type="float">
            <text:p>18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4" calcext:value-type="float">
            <text:p>14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4" calcext:value-type="float">
            <text:p>18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8" calcext:value-type="float">
            <text:p>18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2" calcext:value-type="float">
            <text:p>13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6" calcext:value-type="float">
            <text:p>14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6" calcext:value-type="float">
            <text:p>18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0" calcext:value-type="float">
            <text:p>19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8" calcext:value-type="float">
            <text:p>16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8" calcext:value-type="float">
            <text:p>18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2" calcext:value-type="float">
            <text:p>19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0" calcext:value-type="float">
            <text:p>18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4" calcext:value-type="float">
            <text:p>19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2" calcext:value-type="float">
            <text:p>16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2" calcext:value-type="float">
            <text:p>18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6" calcext:value-type="float">
            <text:p>19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4" calcext:value-type="float">
            <text:p>18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8" calcext:value-type="float">
            <text:p>19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2" calcext:value-type="float">
            <text:p>13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6" calcext:value-type="float">
            <text:p>16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6" calcext:value-type="float">
            <text:p>18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0" calcext:value-type="float">
            <text:p>19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8" calcext:value-type="float">
            <text:p>18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2" calcext:value-type="float">
            <text:p>19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6" calcext:value-type="float">
            <text:p>13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0" calcext:value-type="float">
            <text:p>18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4" calcext:value-type="float">
            <text:p>19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2" calcext:value-type="float">
            <text:p>18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6" calcext:value-type="float">
            <text:p>19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ID операции</text:p>
          </table:table-cell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ID магазина</text:p>
          </table:table-cell>
          <table:table-cell table:style-name="ce2" office:value-type="string" calcext:value-type="string">
            <text:p>Артикул</text:p>
          </table:table-cell>
          <table:table-cell table:style-name="ce2" office:value-type="string" calcext:value-type="string">
            <text:p>Количество упаковок, шт.</text:p>
          </table:table-cell>
          <table:table-cell table:style-name="ce2" office:value-type="string" calcext:value-type="string">
            <text:p>Тип операции</text:p>
          </table:table-cell>
          <table:table-cell table:style-name="ce2" office:value-type="string" calcext:value-type="string">
            <text:p>Цена руб./шт.</text:p>
          </table:table-cell>
          <table:table-cell table:formula="of:=IF([.F2273]=&quot;Продажа&quot;;-1*[.E2273];[.E2273])" office:value-type="string" office:string-value="Количество упаковок, шт." calcext:value-type="string">
            <text:p>Количество упаковок, шт.</text:p>
          </table:table-cell>
          <table:table-cell table:number-columns-repeated="1016"/>
        </table:table-row>
        <table:table-row table:style-name="ro4" table:number-rows-repeated="10463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Товар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7" table:number-columns-repeated="1018" table:default-cell-style-name="Default"/>
        <table:table-row table:style-name="ro7">
          <table:table-cell table:style-name="ce2" office:value-type="string" calcext:value-type="string">
            <text:p>Артикул</text:p>
          </table:table-cell>
          <table:table-cell table:style-name="ce2" office:value-type="string" calcext:value-type="string">
            <text:p>Отдел</text:p>
          </table:table-cell>
          <table:table-cell table:style-name="ce2" office:value-type="string" calcext:value-type="string">
            <text:p>Наименование товара</text:p>
          </table:table-cell>
          <table:table-cell table:style-name="ce2" office:value-type="string" calcext:value-type="string">
            <text:p>Ед. изм</text:p>
          </table:table-cell>
          <table:table-cell table:style-name="ce2" office:value-type="string" calcext:value-type="string">
            <text:p>Количество в упаковке</text:p>
          </table:table-cell>
          <table:table-cell table:style-name="ce2" office:value-type="string" calcext:value-type="string">
            <text:p>Поставщик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visibility="filter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Магазин" table:style-name="ta3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7" table:number-columns-repeated="1021" table:default-cell-style-name="Default"/>
        <table:table-row table:style-name="ro4">
          <table:table-cell table:style-name="ce13" office:value-type="string" calcext:value-type="string">
            <text:p>ID магазина</text:p>
          </table:table-cell>
          <table:table-cell table:style-name="ce13" office:value-type="string" calcext:value-type="string">
            <text:p>Район</text:p>
          </table:table-cell>
          <table:table-cell table:style-name="ce13" office:value-type="string" calcext:value-type="string">
            <text:p>Адрес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  <table:table-cell table:number-columns-repeated="1021"/>
        </table:table-row>
        <table:table-row table:style-name="ro4" table:visibility="filter">
          <table:table-cell table:style-name="ce6"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Движение товаров'.A1:'Движение товаров'.G2273" table:display-filter-buttons="true">
          <table:filter>
            <table:filter-and>
              <table:filter-condition table:value="M11" table:operator="=" table:field-number="2">
                <table:filter-set-item table:value="M11"/>
                <table:filter-set-item table:value="M14"/>
                <table:filter-set-item table:value="M3"/>
                <table:filter-set-item table:value="M9"/>
              </table:filter-condition>
              <table:filter-condition table:value="21" table:operator="=" table:field-number="3">
                <table:filter-set-item table:value="21"/>
                <table:filter-set-item table:value="22"/>
                <table:filter-set-item table:value="23"/>
              </table:filter-condition>
            </table:filter-and>
          </table:filter>
        </table:database-range>
        <table:database-range table:name="__Anonymous_Sheet_DB__1" table:target-range-address="Товар.A1:Товар.F65" table:display-filter-buttons="true">
          <table:filter>
            <table:filter-and>
              <table:filter-condition table:value="Бурый рис" table:operator="=" table:field-number="2">
                <table:filter-set-item table:value="Бурый рис"/>
                <table:filter-set-item table:value="Рис длиннозерный"/>
                <table:filter-set-item table:value="Рис круглозерный"/>
              </table:filter-condition>
            </table:filter-and>
          </table:filter>
        </table:database-range>
        <table:database-range table:name="__Anonymous_Sheet_DB__2" table:target-range-address="Магазин.A1:Магазин.C17" table:display-filter-buttons="true">
          <table:filter>
            <table:filter-and>
              <table:filter-condition table:value="Заречный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2" number:min-decimal-places="2" number:min-integer-digits="1" number:grouping="true"/>
      <number:text> ₽</number:text>
    </number:number-style>
    <number:number-style style:name="N141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₽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0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3P0" style:volatile="true">
      <number:number number:decimal-places="0" number:min-decimal-places="0" number:min-integer-digits="1" number:grouping="true"/>
      <number:text> ₽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44P0" style:volatile="true">
      <number:number number:decimal-places="0" number:min-decimal-places="0" number:min-integer-digits="1" number:grouping="true"/>
      <number:text> ₽</number:text>
    </number:number-style>
    <number:number-style style:name="N14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4P0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0P2" style:volatile="true">
      <number:text> </number:text>
      <number:fill-character> </number:fill-character>
      <number:text>- ₽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18"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.00.0000</text:date>, <text:time style:data-style-name="N2" text:time-value="16:52:48.51026599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газин" style:display-name="PageStyle_Магазин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лава</meta:initial-creator>
    <meta:creation-date>2021-07-09T20:04:06</meta:creation-date>
    <dc:date>2023-01-12T12:44:55.703297322</dc:date>
    <meta:editing-duration>PT27S</meta:editing-duration>
    <meta:editing-cycles>1</meta:editing-cycles>
    <meta:generator>LibreOffice/7.3.3.2$Linux_X86_64 LibreOffice_project/30$Build-2</meta:generator>
    <meta:document-statistic meta:table-count="3" meta:cell-count="16382" meta:object-count="0"/>
  </office:meta>
</office:document-meta>
</file>